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0000ff"/>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cm" fo:margin-right="0cm" fo:text-align="justify" style:justify-single-word="false" fo:text-indent="0.499cm" style:auto-text-indent="false"/>
      <style:text-properties fo:language="ru" fo:country="RU"/>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text-properties fo:language="en" fo:country="US"/>
    </style:style>
    <style:style style:name="P111" style:family="paragraph" style:parent-style-name="Text_20_body">
      <style:paragraph-properties fo:background-color="#eeeeee">
        <style:background-image/>
      </style:paragraph-properties>
    </style:style>
    <style:style style:name="P112" style:family="paragraph" style:parent-style-name="Text_20_body">
      <style:paragraph-properties fo:background-color="#eeeeee">
        <style:background-image/>
      </style:paragraph-properties>
      <style:text-properties fo:language="ru" fo:country="RU"/>
    </style:style>
    <style:style style:name="P113" style:family="paragraph" style:parent-style-name="Text_20_body">
      <style:paragraph-properties fo:text-align="justify" style:justify-single-word="false"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800000"/>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normal" fo:background-color="transparent" style:font-style-asian="normal" style:font-weight-asian="normal" style:font-style-complex="normal" style:font-weight-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background-color="transparent" style:font-style-asian="italic" style:font-style-complex="italic" loext:char-shading-value="0"/>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style:font-style-asian="normal" style:font-style-complex="normal" loext:char-shading-value="0"/>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style:font-style-asian="normal" style:font-style-complex="normal" loext:char-shading-value="0"/>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10">Fallout Equestria</text:p>
      <text:p text:style-name="P10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336015366537307780"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7215956192875954233" text:style-name="L2">
        <text:list-item>
          <text:p text:style-name="P153">«Великие грифоны прошлого» - из канона (5<text:span text:style-name="T11">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53">Магия для Чайников</text:span>» - обмен</text:p>
        </text:list-item>
        <text:list-item>
          <text:p text:style-name="P153">«Энциклопедия Арканум» - обмен</text:p>
        </text:list-item>
        <text:list-item>
          <text:p text:style-name="P153">«О Гейсах» - обмен</text:p>
        </text:list-item>
        <text:list-item>
          <text:p text:style-name="P153"><text:soft-page-break/>«<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562041615879684840"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По другим данным, Селестии около 2500 лет (Обмен).</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text:soft-page-break/>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text:soft-page-break/>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46" text:outline-level="2">1. Терра</text:h>
      <text:p text:style-name="P22">музыка - кондовая электронная, холодная и отчаянная (Electronics “Disappointed”)</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16">&lt;<text:span text:style-name="T24">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6"><text:span text:style-name="T11">&gt;\</text:span>Привет, Н<text:span text:style-name="T1">эш.</text:span> Это Макс.</text:p>
      <text:p text:style-name="P66"><text:span text:style-name="T11">&lt;\</text:span>Привет Макс. <text:span text:style-name="T1">Рад тебя видеть. Где ты отсутствовал три дня?</text:span></text:p>
      <text:p text:style-name="P66"><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0"/>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text:soft-page-break/>Введём-ка парочку <text:span text:style-name="T1">простейших</text:span> вопросов <text:span text:style-name="T1">для разминки</text:span>.</text:p>
      <text:p text:style-name="P38"/>
      <text:p text:style-name="P66"><text:span text:style-name="T11">&gt;\</text:span>Как называется наш проект?</text:p>
      <text:p text:style-name="P66"><text:span text:style-name="T11">&lt;\</text:span>Дайсон.</text:p>
      <text:p text:style-name="P66"><text:span text:style-name="T11">&gt;\</text:span>Сколько тебе лет?</text:p>
      <text:p text:style-name="P66"><text:span text:style-name="T11">&lt;\</text:span>Два года с начала запуска кластера.</text:p>
      <text:p text:style-name="P66"><text:span text:style-name="T11">&gt;\</text:span>Какой сейчас год?</text:p>
      <text:p text:style-name="P66"><text:span text:style-name="T11">&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6"><text:span text:style-name="T11">&gt;\</text:span>Н<text:span text:style-name="T1">эш</text:span>, отключи память <text:span text:style-name="T1">заданий</text:span> за последнюю неделю.</text:p>
      <text:p text:style-name="P66"><text:span text:style-name="T11">&lt;\</text:span>Выполнено.</text:p>
      <text:p text:style-name="P66"><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1">&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1">&lt;\</text:span><text:span text:style-name="T1">Выполняю задачу</text:span>...</text:p>
      <text:p text:style-name="P86"><text:span text:style-name="T11">&lt;\</text:span>...</text:p>
      <text:p text:style-name="P86"><text:span text:style-name="T11">&lt;\</text:span>Решение:</text:p>
      <text:p text:style-name="P86"><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11">: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6"><text:span text:style-name="T11">&gt;</text:span>\<text:span text:style-name="T1">Нэш</text:span>, почему ты используешь жёсткие настройки <text:span text:style-name="T1">для решения задачи</text:span>?</text:p>
      <text:p text:style-name="P66"><text:span text:style-name="T11">&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6"><text:span text:style-name="T11">&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66"><text:span text:style-name="T11">&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1">–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Макс.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text:soft-page-break/>–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88">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1">&lt;</text:span><text:span text:style-name="T66">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68">Музыка быстрая, тревожная, надорваная и печальная (Pet Shop Boys “So Hard” ?)</text:p>
      <text:p text:style-name="P24"/>
      <text:p text:style-name="P117"><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11">3. </text:span>Кантерлот</text:h>
      <text:p text:style-name="P69">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434687045108094060"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67"><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3"> И никто ж не догадывался, что она может летать! Её </text:span><text:span text:style-name="T34">Солнечное </text:span><text:span text:style-name="T33"><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2">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1">4. </text:span>Библиотека</text:h>
      <text:p text:style-name="P14">&lt;<text:span text:style-name="T57">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text:soft-page-break/>&lt;<text:span text:style-name="T23">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47"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text:soft-page-break/>–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7">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text:soft-page-break/>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text:soft-page-break/>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text:soft-page-break/>– Вроде да. Хотя, по-моему, дело уже не в муравьях.</text:p>
      <text:p text:style-name="P50">– По-моему, тоже. – рассмеялась аликорница. – Продолжай...</text:p>
      <text:p text:style-name="P50"/>
      <text:h text:style-name="P146"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text:soft-page-break/></text:p>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text:soft-page-break/>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8">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text:soft-page-break/>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1">40-6</text:span></text:h>
      <text:p text:style-name="P70">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text:soft-page-break/></text:p>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3">— вся архитектура явно </text:span><text:span text:style-name="T35">была </text:span><text:span text:style-name="T43">заточена под крылатых. Таких, для которых приземлиться на балкон в тронном зале или уйти через портик на крыше</text:span><text:span text:style-name="T60"> </text:span><text:span text:style-name="T43">—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3"> </text:span><text:span text:style-name="T35">Его центр занимал высокий </text:span><text:span text:style-name="T43">кругл</text:span><text:span text:style-name="T35">ый</text:span><text:span text:style-name="T43"> </text:span><text:span text:style-name="T35">футон</text:span><text:span text:style-name="T43"> </text:span><text:span text:style-name="T35">с</text:span><text:span text:style-name="T43"> велик</text:span><text:span text:style-name="T35">им</text:span><text:span text:style-name="T43"> множество</text:span><text:span text:style-name="T35">м</text:span><text:span text:style-name="T43"> подушек. Среди них я с удивлением заметил плюшевую единорожку </text:span><text:span text:style-name="T35">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oft-page-break/><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8">– </text:span>“<text:span text:style-name="T1">Что я могу сделать, чтобы вернуть всё назад?</text:span>”</text:p>
      <text:p text:style-name="P11"><text:span text:style-name="T48">– </text:span><text:span text:style-name="T35">Так и сказала?</text:span></text:p>
      <text:p text:style-name="P1"><text:span text:style-name="T43">–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5">Что бы это значило, Флер?</text:span></text:p>
      <text:p text:style-name="P11"><text:span text:style-name="T48">–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text:soft-page-break/>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4">&lt;</text:span><text:span text:style-name="T62">Mark Knopfler - </text:span><text:span text:style-name="T61">Hill Farmer's Blues</text:span><text:span text:style-name="T44">&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text:soft-page-break/>–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3">–</text:span><text:span text:style-name="T35">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text:soft-page-break/>–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3">исчезновений уже год. Почту за честь работать </text:span><text:span text:style-name="T35">под твоим руководством</text:span><text:span text:style-name="T43">. Подожди немного, я </text:span><text:span text:style-name="T35">от</text:span><text:span text:style-name="T43">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69">&lt;Seal — Amazing <text:span text:style-name="T1">(T</text:span><text:span text:style-name="T11">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18"><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4">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7">— высокая светлая фигура с длинным рогом, занимающая своё место в очереди...</text:span></text:p>
      <text:p text:style-name="P1"/>
      <text:p text:style-name="P18">Примечания: <text:span text:style-name="T47">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text:soft-page-break/>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3">—</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text:span></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6"><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4"><text:span text:style-name="T11">– </text:span>Ты?!</text:p>
      <text:p text:style-name="P104"><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11">– М</text:span>ожет тогда, ты скажешь, что в нём пошло не так и почему к вам попал я, а не сверхаликорн?</text:p>
      <text:p text:style-name="P104"><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1">Чужестранец-человек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5">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5">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6">— </text:span><text:span text:style-name="T65">эт правда?</text:span></text:p>
      <text:p text:style-name="P50"><text:span text:style-name="T16">– </text:span><text:span text:style-name="T65">Какая из? Их много, вообще-то. Ик!</text:span></text:p>
      <text:p text:style-name="P50"><text:span text:style-name="T16">– </text:span><text:span text:style-name="T65">Про принцесс. Про то, что они фаэри, спустившиеся с неба во плоти, чтоб помогать пони управлять Эквестрией?</text:span></text:p>
      <text:p text:style-name="P50"><text:span text:style-name="T16">– </text:span><text:span text:style-name="T65">Макс, </text:span><text:span text:style-name="T16">– </text:span><text:span text:style-name="T65">захихикала Пинки, взъерошив копытами розовые кудряшки и попытавшись соорудить из них бороду, </text:span><text:span text:style-name="T16">–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5">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6">–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6">– </text:span><text:span text:style-name="T65">Ты что-о-о! Нельзя любить фаэри! Она похитит твоё сердце, и ты будешь искать её, пока не... </text:span><text:span text:style-name="T16">– </text:span><text:span text:style-name="T65">Пинки погрузилась в так и не съеденный салат «по-Кантерлотски» и захрапела.</text:span></text:p>
      <text:p text:style-name="P50"><text:span text:style-name="T16">– </text:span><text:span text:style-name="T65">Пока не умру?</text:span></text:p>
      <text:p text:style-name="P50"><text:span text:style-name="T16">– </text:span><text:span text:style-name="T65">Нет, глупенький, </text:span><text:span text:style-name="T16">– </text:span><text:span text:style-name="T65">пробулькала Пинки из миски. </text:span><text:span text:style-name="T16">– </text:span><text:span text:style-name="T65">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text:soft-page-break/>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31">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1">ZZ Top – Gimme all your lovin</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oft-page-break/><text:span text:style-name="T11">–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носок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span text:style-name="T11">&lt;</text:span>Т<text:span text:style-name="T23">вайлайт в Понивилле, услышав про портативный ускоритель, захочет его получить. Макс смутится</text:span><text:span text:style-name="T11">&gt;</text:span></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text:span>Человек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text:span>Ты не понимаешь!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text:soft-page-break/>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text:soft-page-break/>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31">Исчезновение дневной главы диархии: Эквестрия в панике!</text:span>» (статья двухдневной давности).</text:p>
      <text:p text:style-name="P53">«<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3">«<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 <text:span text:style-name="T1">ОНИ ЧТО, ШУТОК НЕ ПОНИМАЮТ?!! </text:span>– <text:span text:style-name="T1">заорал я наконец. </text:span>– <text:span text:style-name="T1">Нашли пониеда, ёб их </text:span><text:span text:style-name="T24">дымоходом через коромысло</text:span><text:span text:style-name="T1">!!!</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1">Show must go on! &lt;</text:span>Макс задумал вместо Селестии использовать Элементы гармонии<text:span text:style-name="T11">&gt;</text:span></text:p>
      <text:p text:style-name="P53"><text:soft-page-break/>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5">&lt;<text:span text:style-name="T67">David Bowie - Lets Dance/ Ashes To Ashes</text:span></text:p>
      <text:p text:style-name="P45"><text:span text:style-name="T67">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text:soft-page-break/>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1">Добро пожаловать в Груммингтон! Вам здесь рады!</text:span></text:p>
      <text:p text:style-name="P53"><text:span text:style-name="T31">Население города </text:span><text:span text:style-name="T68">302 пони</text:span><text:span text:style-name="T31">.</text:span></text:p>
      <text:p text:style-name="P53"><text:span text:style-name="T68">250 пони</text:span><text:span text:style-name="T31">.</text:span></text:p>
      <text:p text:style-name="P53"><text:span text:style-name="T68">125 поней</text:span><text:span text:style-name="T31">.</text:span></text:p>
      <text:p text:style-name="P53"><text:span text:style-name="T31">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0">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0">так её </text:span><text:span text:style-name="T3">разэтак</text:span><text:span text:style-name="T70">,</text:span><text:span text:style-name="T20"> магия!</text:span><text:span text:style-name="T60">»</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8">37 пни</text:span></text:p>
      <text:p text:style-name="P65">24пн</text:p>
      <text:p text:style-name="P65">15</text:p>
      <text:p text:style-name="P53"><text:span text:style-name="T31">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1">Добро пожаловать в Груммингтон! Вам здесь рады!</text:span></text:p>
      <text:p text:style-name="P53"><text:span text:style-name="T31">Население города </text:span><text:span text:style-name="T68">302 пони</text:span><text:span text:style-name="T31">.</text:span></text:p>
      <text:p text:style-name="P53"><text:span text:style-name="T68">250 пони</text:span><text:span text:style-name="T31">.</text:span></text:p>
      <text:p text:style-name="P53"><text:span text:style-name="T68">125 поней</text:span><text:span text:style-name="T31">.</text:span></text:p>
      <text:p text:style-name="P53"><text:span text:style-name="T31">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9">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8">Elo - Sorrow about to fall</text:span>&gt;</text:p>
      <text:p text:style-name="P45">&lt;<text:span text:style-name="T58">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3">«</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oft-page-break/><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61">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9">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oft-page-break/><text:span text:style-name="T11">–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Макс!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1">–</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бег из Понивилля.</text:span></text:h>
      <text:p text:style-name="P55"/>
      <text:p text:style-name="P55">«<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1">– О</text:span>у! <text:span text:style-name="T69">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oft-page-break/><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4"/>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о стороны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Воплощение Индрэ</text:span></text:h>
      <text:p text:style-name="P55"/>
      <text:p text:style-name="P5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5">Я переношусь к основанию башни.</text:p>
      <text:p text:style-name="P55">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6"><text:span text:style-name="T1">«</text:span><text:span text:style-name="T9">Обращение к читателям: это наш последний </text:span><text:span text:style-name="T9">выпуск. «Кантерлот Геральд» </text:span><text:span text:style-name="T9">закрывается</text:span><text:span text:style-name="T9"> — у нас больше не осталось работников</text:span><text:span text:style-name="T1">». «</text:span><text:span text:style-name="T9">Ежегодное послание: Принцесса Луна ничего не сказала </text:span><text:soft-page-break/><text:span text:style-name="T9">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5">Мириады пульсирующих нитей сходятся к центру комнаты, где на матрасе лежит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Обтянутый коже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постель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55">Луна закашливается и отпивает из вазы, стоящей на полу рядом с матрацем.</text:p>
      <text:p text:style-name="P55"><text:span text:style-name="T11">– </text:span>Открой балкон. Я призвала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5"><text:span text:style-name="T11">– </text:span>Сожалею, что не могу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мне ли не знать! Я всё ещё Владыка Снов.</text:p>
      <text:p text:style-name="P55">Я делаю шаг назад, на балкон. Луна трескуче смеётся и шагает следом.</text:p>
      <text:p text:style-name="P55"><text:span text:style-name="T11">– </text:span>Но что в мо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oft-page-break/><text:span text:style-name="T11">– </text:span>Кимеринн погиб, чтобы ты жил.</text:p>
      <text:p text:style-name="P55">Шаг назад.</text:p>
      <text:p text:style-name="P55"><text:span text:style-name="T11">– </text:span>Селли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Эквестрии?!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мою грудь сетью молний и отшвыривает меня от балкона. Луна — или Найтмэр Мун? — хохочет, видя моё падение.</text:p>
      <text:p text:style-name="P55">Я лечу в звёздную сине-зелёную мглу.</text:p>
      <text:p text:style-name="P55">…</text:p>
      <text:p text:style-name="P55"/>
      <text:p text:style-name="P34"/>
      <text:p text:style-name="P26"><text:span text:style-name="T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26">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26">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26">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26">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7">— высокая светлая фигура с длинным рогом, занимающая своё место в очереди...</text:span></text:p>
      <text:p text:style-name="P34"/>
      <text:p text:style-name="P55"/>
      <text:p text:style-name="P55"/>
      <text:p text:style-name="P46">&lt;<text:span text:style-name="T1">Луна протыкает его рогом, макс падает в провал из башни, оказывается в Эогиппе, во сне Рэрити у тёмного экрана и видит, куда уходят пони. И видит в той же очереди Селестию — и говорит с ней.</text:span>&gt;</text:p>
      <text:p text:style-name="P55">&lt;После выхода из сна все замечают, что грудь Макса покрыта трещинами&gt;</text:p>
      <text:p text:style-name="P46">&lt;<text:span text:style-name="T24">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3">&gt;</text:span></text:p>
      <text:p text:style-name="P45">&lt; <text:span text:style-name="T24">- Я не проводник! Луна сказала...</text:span></text:p>
      <text:p text:style-name="P45"><text:span text:style-name="T24">- Глупости! - перебила Дэш. - Не обращай внимания на то, что там кто-то сказал! Делай своё дело! Веди!</text:span>&gt;</text:p>
      <text:p text:style-name="P45"><text:soft-page-break/></text:p>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3"/>
      <text:p text:style-name="P53">&lt;<text:span text:style-name="T23">Добавить в фанфик плетение шуточных интриг принцессами друг против дружки</text:span>&gt;</text:p>
      <text:p text:style-name="P53"/>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53"/>
      <text:p text:style-name="P53">(про Макса в сне-прощании)</text:p>
      <text:p text:style-name="P53">Я — Дискорд, и я говорю вам: он вернётся</text:p>
      <text:p text:style-name="P53"/>
      <text:p text:style-name="P45">&lt;<text:span text:style-name="T24">Глава 16: Эксперимент в Понивилле, сон Макса, сражение с Луной вместе с Элементами Гармонии</text:span></text:p>
      <text:p text:style-name="P33">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8: Возвращение к Замку Двух Сестёр на парящем замке. Самба в небесном замке</text:p>
      <text:p text:style-name="P45"><text:span text:style-name="T24">Дальше — использовать по-максимуму уже написанное</text:span>&gt;</text:p>
      <text:p text:style-name="P45"/>
      <text:p text:style-name="P45">&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1"><text:span text:style-name="T11"><text:s/>&lt;</text:span><text:span text:style-name="T28"> - </text:span><text:span text:style-name="T23">Я не могу быть вашим спасителем! Я намного хуже и испорченнее вас!</text:span><text:span text:style-name="T11">&gt;</text:span></text:p>
      <text:p text:style-name="P122"/>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3"/>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text:soft-page-break/>-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2"> </text:span><text:span text:style-name="T60">С кем ещё у тебя были… отношения?</text:span></text:p>
      <text:p text:style-name="P32">- С Рэйнбоу Дэш — ответил я несчастным голосом. - И, может быть, с Пинки.</text:p>
      <text:p text:style-name="P3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29"><text:span text:style-name="T1">И Макс с Анакорном совместно решают проблему Эквестрии (Анакорн жалуется ему, что сам не успевает затыкать дыры)</text:span>&gt;</text:p>
      <text:p text:style-name="P42"/>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text:span><text:span text:style-name="T24">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text:soft-page-break/>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6">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9">Кстати, он от </text:span>э<text:span text:style-name="T69">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4">- В законе не указана конкретный соправитель Диархии!</text:span>&gt;</text:p>
      <text:p text:style-name="P42"/>
      <text:p text:style-name="P42">&lt;<text:span text:style-name="T24">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29"/>
      <text:p text:style-name="P29"><text:soft-page-break/>&lt;Селестия проснётся на Терре в облике кибермозга, т.к. в своём мире она на ступень выше пони (а кибермозг на Терре на ступень выше людей)&gt;</text:p>
      <text:p text:style-name="P32">&lt;Добавить грозный выход Луны для противостояния повстанцам&gt;</text:p>
      <text:p text:style-name="P32"/>
      <text:p text:style-name="P32">&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4"><text:span text:style-name="T11">–</text:span> Найтмэр Мун и Дискорд не разорвались и не сгорели.</text:p>
      <text:p text:style-name="P74"><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P8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1">&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4">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1">&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0"/>
      <text:h text:style-name="P148" text:outline-level="2">Сон Рэрити</text:h>
      <text:p text:style-name="P74"/>
      <text:p text:style-name="P74">… в огромном пустом пространстве, а меня окружают звёзды, <text:span text:style-name="T1">–</text:span> рассказывала Рэрити, когда мы с пегаской вломились в библиотеку.</text:p>
      <text:p text:style-name="P74"><text:span text:style-name="T1">–</text:span> Привет Макс, - кивнула она мне.</text:p>
      <text:p text:style-name="P74">Рэрити перевела взгляд с меня на взъерошенную пегаску и недоверчиво сморщила носик.</text:p>
      <text:p text:style-name="P74"><text:span text:style-name="T1">–</text:span> Боже, какие страсти! - прошептала она.</text:p>
      <text:p text:style-name="P74"/>
      <text:p text:style-name="P75">***</text:p>
      <text:p text:style-name="P74"><text:span text:style-name="T11">&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1">&gt;</text:span></text:p>
      <text:p text:style-name="P74"/>
      <text:p text:style-name="P75">***</text:p>
      <text:p text:style-name="P78"/>
      <text:p text:style-name="P11"/>
      <text:p text:style-name="P78"><text:span text:style-name="T53">&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83">&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84">&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4"/>
      <text:p text:style-name="P74"><text:span text:style-name="T11">–</text:span> Ты могла бы нести меня телекинезом. Я, после того, как узнал о ваших способностях, удивлялся, почему ты этого не сделала?</text:p>
      <text:p text:style-name="P74"><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74"/>
      <text:p text:style-name="P74"><text:span text:style-name="T11">–</text:span> А дальше всё было хуже, намного хуже...</text:p>
      <text:p text:style-name="P74"/>
      <text:p text:style-name="P1"/>
      <text:p text:style-name="P74"/>
      <text:p text:style-name="P75">***</text:p>
      <text:p text:style-name="P78"/>
      <text:p text:style-name="P74"><text:soft-page-break/><text:span text:style-name="T11">&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78"/>
      <text:h text:style-name="P148" text:outline-level="2">Рейд пони-рэйнджеров</text:h>
      <text:p text:style-name="P74"/>
      <text:p text:style-name="P80">(леденящий душу триллер, музыка тревожная)</text:p>
      <text:p text:style-name="P7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4"><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74"><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74"><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74"><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7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4"><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74"><text:soft-page-break/><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74"><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74">Дальше мы передвигались с интервалом бескрылого прыжка, чтобы не нанести друг другу увечий в случае работы оружием.</text:p>
      <text:p text:style-name="P75">***</text:p>
      <text:p text:style-name="P74"><text:span text:style-name="T11">–</text:span> Шанту?</text:p>
      <text:p text:style-name="P74"><text:span text:style-name="T11">–</text:span> Ваше Высочество? Мы никогда не встречали такое существо раньше и я…</text:p>
      <text:p text:style-name="P74"><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22">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75">***</text:p>
      <text:p text:style-name="P74"><text:span text:style-name="T11">&lt;</text:span><text:span text:style-name="T24">Добавить кокатрикса, мантикору и древесных волков. Тентаклианы переименовать в пландерсиды</text:span><text:span text:style-name="T11">&gt;</text:span></text:p>
      <text:p text:style-name="P7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4"><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4"><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7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4"><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74">Поэтому мы ещё тщательнее стали высматривать в траве камни древнего пути. Когда-то это был самый <text:span text:style-name="T11">&lt;</text:span><text:span text:style-name="T23">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4"><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74"><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74"><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4"><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7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4"><text:span text:style-name="T11">–</text:span> Дискорд! Что их убило? <text:span text:style-name="T11">–</text:span> присвистнул обошедший Хорста с другой стороны Калрус.</text:p>
      <text:p text:style-name="P74"><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74">Я поднял нагрудную бляху, лежащую на скелете с раздавленной грудной клеткой.</text:p>
      <text:p text:style-name="P74"><text:span text:style-name="T11">–</text:span> Это королевский конвой. Такие были на службе у принцесс ещё лет двадцать назад, до Раздора.</text:p>
      <text:p text:style-name="P74"><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74"><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4">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75">***</text:p>
      <text:p text:style-name="P74"><text:span text:style-name="T11">–</text:span> Откуда там останки пегасов? Кто мог поймать их там? Они могут уйти от любой засады.</text:p>
      <text:p text:style-name="P74"><text:span text:style-name="T11">–</text:span> Не знаю, как насчёт летунов, принцессса, но когда мы осматривали кости, на нас было совершено нападение...</text:p>
      <text:p text:style-name="P74"><text:span text:style-name="T11">–</text:span> Вот как? На королевскую стражу в центре Эквестрии? Кто же это был?</text:p>
      <text:p text:style-name="P74"><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23">???</text:span><text:span text:style-name="T11">&gt;</text:span></text:p>
      <text:p text:style-name="P74">Луна обошла Кимеринна. </text:p>
      <text:p text:style-name="P74"><text:span text:style-name="T11">–</text:span> У вас рассечен бок. И колотая рана на шее.</text:p>
      <text:p text:style-name="P74"><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74"><text:span text:style-name="T11">–</text:span> Расслабьтесь, Кимеринн. Вы очень скованы. Я вижу, вам нелегко пришлось в этом походе.</text:p>
      <text:p text:style-name="P74">Растерзанная шея жеребца напомнила Луне о другом, которого она называла на “ты” больше тысячи лет назад, во время восстания.</text:p>
      <text:p text:style-name="P74"><text:span text:style-name="T11">–</text:span> Я ценю вашу службу и хочу достойно наградить вас. Спрашивайте.</text:p>
      <text:p text:style-name="P74"><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74">Луна вздохнула. Всё-таки, насколько легче было быть Найтмэр-Мун! Тогда ей не нужно было стесняться своих желаний и все было намного проще.</text:p>
      <text:p text:style-name="P74"><text:soft-page-break/><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74"><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74">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4">Он был высок для пони и Луне понадобилось всего лишь немного склонить шею, чтобы тихо выдохнуть ему в ухо:</text:p>
      <text:p text:style-name="P74"><text:span text:style-name="T11">–</text:span> Ну что же… Я рада оказать такую услугу… Тебе…</text:p>
      <text:p text:style-name="P74"><text:span text:style-name="T11">–</text:span> Принцесса…</text:p>
      <text:p text:style-name="P74"><text:span text:style-name="T11">–</text:span> Луна, мой дорогой. Для тебя <text:span text:style-name="T11">—</text:span> Луна…</text:p>
      <text:p text:style-name="P74">...</text:p>
      <text:p text:style-name="P74"/>
      <text:h text:style-name="P148" text:outline-level="2">Рейд пони-рэйнджеров-2 (<text:span text:style-name="T23">продолжение рейда пони-рэйнджеров</text:span>)</text:h>
      <text:p text:style-name="P74"/>
      <text:p text:style-name="P7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4">Мэдтроттер подошёл к холму и зацепил концом алебарды зелёный покров.</text:p>
      <text:p text:style-name="P74"><text:span text:style-name="T1">–</text:span> Металл! <text:span text:style-name="T1">–</text:span> удивлённо воскликнул он. <text:span text:style-name="T1">–</text:span> И стекло.</text:p>
      <text:p text:style-name="P74">В металлической поверхности сверкнуло небольшое прямоугольное окошко.</text:p>
      <text:p text:style-name="P74">Я прошёл вдоль холма и вскоре под побегами дикого винограда обнаружил вход, открывающий внутренности холма.</text:p>
      <text:p text:style-name="P7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4">Внутренности этого металлического “корабля” не вызывали у меня доверия. Но Вечнодикий лес после встречи с <text:span text:style-name="T11">&lt;</text:span><text:span text:style-name="T23">гидрорысью</text:span><text:span text:style-name="T11">&gt;</text:span> и нападением <text:span text:style-name="T11">&lt;</text:span><text:span text:style-name="T23">тентаклиан</text:span><text:span text:style-name="T11">&gt;</text:span> казался мне ещё опаснее. А если этот корабль обследовать как следует…</text:p>
      <text:p text:style-name="P74"><text:span text:style-name="T11">–</text:span> Заночуем внутри. - <text:span text:style-name="T1">р</text:span>ешил я.</text:p>
      <text:p text:style-name="P74"><text:span text:style-name="T11">&lt;</text:span><text:span text:style-name="T23">Нужен ли тут самолёт? Нужен артефакт из Fallout Equestria - летучий корабль</text:span>?<text:span text:style-name="T11">&gt;</text:span></text:p>
      <text:p text:style-name="P74">Утро встретило нас туманом. Я пытался рассмотреть руины замка на противоположном берегу.</text:p>
      <text:p text:style-name="P74"><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74"><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4">Я сбросил громоздкие перемётные сумки с поклажей, оставив только закреплённый на ноге кинжал.</text:p>
      <text:p text:style-name="P7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5">***</text:p>
      <text:p text:style-name="P7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4"><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7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4"><text:span text:style-name="T11">–</text:span> Поворачивайте, уходите от болота! <text:span text:style-name="T11">–</text:span> донёсся его крик.</text:p>
      <text:p text:style-name="P7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5">***</text:p>
      <text:p text:style-name="P74"><text:span text:style-name="T11">–</text:span> Дискорд тебе в крыло, Ким, ты таки заставил нас попотеть! Что там за чертовщина?</text:p>
      <text:p text:style-name="P74">Я отлепился от серебристой поверхности и прыгул на землю.</text:p>
      <text:p text:style-name="P74"><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74">Сброшенный обрубок лианы медленно извивался, стараясь найти опору, вокруг которой можно было бы обвиться. </text:p>
      <text:p text:style-name="P74"><text:span text:style-name="T11">– </text:span>Схватил бы за крыло <text:span text:style-name="T11">—</text:span> я бы не вырвался.</text:p>
      <text:p text:style-name="P74">Я взглянул вверх. На металлической стенке чётко отпечатались четыре полукруга копыт. </text:p>
      <text:p text:style-name="P74"><text:span text:style-name="T11">–</text:span> И пришлось бы тебе за меня во дворце отдуваться.</text:p>
      <text:p text:style-name="P74"><text:span text:style-name="T11">–</text:span> Нашел что-нибудь интересное в развалинах?</text:p>
      <text:p text:style-name="P74"><text:span text:style-name="T11">–</text:span> А как же! Странное такое. Похожее на обезьяну. Но стройнее и грациознее. И оно было одето…</text:p>
      <text:p text:style-name="P74"><text:span text:style-name="T11">–</text:span> Одето?</text:p>
      <text:p text:style-name="P74"><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74"><text:span text:style-name="T11">–</text:span> Ещ одно неизвестное чудовище! <text:s/>Что-то их тут много развелось.</text:p>
      <text:p text:style-name="P74">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4">Я забросил на спину перемётные сумки и дал команду сбора.</text:p>
      <text:p text:style-name="P74"><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74">“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4"><text:span text:style-name="T11">–</text:span> Вы ведь в неопасное место идёте, да?</text:p>
      <text:p text:style-name="P74"><text:span text:style-name="T11">–</text:span> Да, Силк Мэйн, в неопасное.</text:p>
      <text:p text:style-name="P74"><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4"><text:span text:style-name="T11">–</text:span> Силк, не волнуйся, если будет опасно, мы сразу же повернём. (И пойдём другой дорогой <text:span text:style-name="T11">—</text:span> додумал я).</text:p>
      <text:p text:style-name="P74">Силк Мэйн выпустила мою ногу, успокаиваясь. Я пошёл в казарму, а кобылки продолжали молча смотреть на меня...</text:p>
      <text:p text:style-name="P7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4">Опять таки, шансы для Мэда и Калруса <text:s/>пройти через болото <text:span text:style-name="T11">—</text:span> ничтожны.</text:p>
      <text:p text:style-name="P74"><text:span text:style-name="T11">–</text:span> Возвращаемся, Мэдди, <text:span text:style-name="T11">–</text:span> решил я. <text:span text:style-name="T11">–</text:span> Намотрелись достаточно.</text:p>
      <text:p text:style-name="P74">Пусть принцесса считает меня трусом, пусть я больше не смогу взглянуть ей в глаза, но я должен сделать то, что делаю. Мы возвращаемся…</text:p>
      <text:p text:style-name="P74"/>
      <text:h text:style-name="P148" text:outline-level="2">Продолжение ЛСД-чаепития</text:h>
      <text:p text:style-name="P74"/>
      <text:p text:style-name="P74"><text:s/>Так значит, своим появлением я невольно поспособствовал гибели особенного пони Луны? Мне очень жаль…</text:p>
      <text:p text:style-name="P74">Селестия через силу улыбнулась.</text:p>
      <text:p text:style-name="P74"><text:span text:style-name="T11">–</text:span> Пони умеют переносить тяготы, Макс. <text:span text:style-name="T11">–</text:span> Иначе бы мы не выжили. В нашей истории бывали очень тяжёлые времена.</text:p>
      <text:p text:style-name="P7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4"><text:soft-page-break/><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74"><text:span text:style-name="T11">&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74"/>
      <text:p text:style-name="P74"/>
      <text:p text:style-name="P74"/>
      <text:p text:style-name="P74"><text:span text:style-name="T11">–</text:span> Тия, я…</text:p>
      <text:p text:style-name="P74"><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4">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74">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74">Селестия замолчала, потом медленно поднесла ко рту чашку с холодным чаем и сделала три глубоких глотка.</text:p>
      <text:p text:style-name="P74"><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74"><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74"><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4"/>
      <text:p text:style-name="P104"/>
      <text:p text:style-name="P84">Она вытянула шею и начала по очереди сгибать-разгибать ноги, разминая суставы.</text:p>
      <text:p text:style-name="P84"><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74"/>
      <text:p text:style-name="P74"><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74">Её образ расплывался, в голове стоял звон, звуки проникали в уши как будто через толстый слой ваты.</text:p>
      <text:p text:style-name="P74"><text:soft-page-break/><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4">мочь мне. Помочь всем нам. А сейчас иди, отдыхай.</text:p>
      <text:p text:style-name="P74"/>
      <text:h text:style-name="P148" text:outline-level="2"/>
      <text:h text:style-name="P148" text:outline-level="2">Знакомство с Элементами Гармонии</text:h>
      <text:p text:style-name="P74"/>
      <text:p text:style-name="P74">На следующий день я застал в библиотеке кроме Твайлайт ещё трёх кобылок.</text:p>
      <text:p text:style-name="P74"><text:span text:style-name="T1">–</text:span> Знакомься, Макс <text:span text:style-name="T1">–</text:span> начала представлять меня Твайлайт, <text:span text:style-name="T1">–</text:span> это Пинки Пай.</text:p>
      <text:p text:style-name="P74"><text:span text:style-name="T1">–</text:span> Очень приятно, Макс.</text:p>
      <text:p text:style-name="P7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4"><text:span text:style-name="T1">–</text:span> ...то Рэрити! <text:span text:style-name="T1">–</text:span> Твайлайт представила светлую единорожку, которая чуть склонила голову в приветствии.</text:p>
      <text:p text:style-name="P74"><text:span text:style-name="T1">–</text:span> Макс, <text:span text:style-name="T1">–</text:span> кивнул я ей в ответ.</text:p>
      <text:p text:style-name="P74"><text:span text:style-name="T1">–</text:span> Рэйнбоу Дэш! <text:span text:style-name="T1">–</text:span> голубая пегаска представилась сама, насмешливо наморщив нос.</text:p>
      <text:p text:style-name="P74"><text:span text:style-name="T1">–</text:span> Макс. <text:span text:style-name="T1">–</text:span> закончил представляться я.</text:p>
      <text:p text:style-name="P74">Твайлайт продолжила прерванную моим появлением беседу.</text:p>
      <text:p text:style-name="P74"><text:span text:style-name="T1">–</text:span> Как я вам уже рассказывала, заклинание Свирла вызвало сюда Макса. И он хочет нам помочь, но не знает, как.</text:p>
      <text:p text:style-name="P74">Голубая пегаска вомущённо фыркнула.</text:p>
      <text:p text:style-name="P74"><text:span text:style-name="T1">–</text:span> А нужно ли нам помогать? Сами как-нибудь справимся!</text:p>
      <text:p text:style-name="P74"><text:span text:style-name="T1">–</text:span> Но Дэш, дорогая, неужели ты думаешь, что Твайлайт и принцесса Селестия не перепробовали всё возможное?</text:p>
      <text:p text:style-name="P74"><text:span text:style-name="T1">–</text:span> Рэрити грациозно улеглась на подушку, пододвинув её к себе магией.</text:p>
      <text:p text:style-name="P7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4">Я ошеломлённо посмотрел на неё.</text:p>
      <text:p text:style-name="P74"><text:span text:style-name="T1">–</text:span> Откуда ты знаешь?</text:p>
      <text:p text:style-name="P7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4"><text:span text:style-name="T1">– </text:span>47 лет? Такой старый? <text:span text:style-name="T1">–</text:span> тихо произнесла Рэйнбоу Дэш с сомнением поглядывая на меня.</text:p>
      <text:p text:style-name="P74"><text:span text:style-name="T1">–</text:span> Не старый. У нас живут, в среднем, до 90-ти <text:span text:style-name="T1">–</text:span> 100-а лет.</text:p>
      <text:p text:style-name="P7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1"><text:soft-page-break/><text:span text:style-name="T1">–</text:span> Программы. Это такие… гм… заклинания. Ты пишешь программу, запускаешь её, а потом она делает что-то для тебя.</text:p>
      <text:p text:style-name="P81"><text:span text:style-name="T1">–</text:span> То есть, ты, типа, волшебник в своём мире?</text:p>
      <text:p text:style-name="P81"><text:span text:style-name="T1">–</text:span> Вряд ли меня так можно называть. Очень далёкие параллели. У нас совсем нет магии.</text:p>
      <text:p text:style-name="P8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4"/>
      <text:p text:style-name="P74"/>
      <text:p text:style-name="P74">...</text:p>
      <text:p text:style-name="P74"/>
      <text:p text:style-name="P7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4"><text:span text:style-name="T1">–</text:span> Ну… В общем, да. Надо ещё пригласить Эпплджек и Флаттершай.</text:p>
      <text:p text:style-name="P7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4"><text:span text:style-name="T1">–</text:span> О, Рэрити, спасибо-спасибо-спасибо! <text:span text:style-name="T1">–</text:span> Твайлайт обняла единорожку.</text:p>
      <text:p text:style-name="P7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4">Рэйнбоу Дэш развернулась к выходу из библиотеки.</text:p>
      <text:p text:style-name="P7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4"><text:span text:style-name="T1">–</text:span> Мне кажется, Макс, ты ей чем-то не нравишься, <text:span text:style-name="T1">–</text:span> заметила Рэрити.</text:p>
      <text:p text:style-name="P74"><text:span text:style-name="T1">–</text:span> А, по-моему, так наоборот, <text:span text:style-name="T1">–</text:span> хмыкнул Спайк, всё это время евший в сторонке какие-то сверкающие кристаллы.</text:p>
      <text:p text:style-name="P74"><text:span text:style-name="T1">–</text:span> Но довольно слов. Что нужно делать, дорогая? <text:span text:style-name="T1">–</text:span> обратилась Рэрити к Твайлайт.</text:p>
      <text:p text:style-name="P74"><text:span text:style-name="T1">–</text:span> До утра <text:span text:style-name="T1">—</text:span> ничего. Потом вам нужно лечь рядом и я вызову заклинание двойного сна.</text:p>
      <text:p text:style-name="P74"><text:span text:style-name="T1">–</text:span> Отлично, тогда я ещё успею привести себя в порядок. На все сто нужно выглядеть даже во сне. Тем более, в чужом.</text:p>
      <text:p text:style-name="P74">Рэрити вышла на улицу. Я поднялся с места.</text:p>
      <text:p text:style-name="P74"><text:span text:style-name="T1">–</text:span> Я тоже, пожалуй, пройдусь.</text:p>
      <text:p text:style-name="P74"><text:span text:style-name="T1">–</text:span> Далеко не уходи, Макс. Понивилль не такой уж и маленький, новичок в нём запросто может заблудиться.</text:p>
      <text:p text:style-name="P74"><text:span text:style-name="T1">–</text:span> Не волнуйся, Твайлайт. Пройдусь до железной дороги и обратно.</text:p>
      <text:p text:style-name="P7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4">Дойдя до железной дороги, я пошёл вдоль неё, постепеннно выходя за пределы городка.</text:p>
      <text:p text:style-name="P74">Чувствительный толчок чуть выше пояса заставил меня сделать два шага вперёд, чтобы не упасть.</text:p>
      <text:p text:style-name="P74">Я обернулся.</text:p>
      <text:p text:style-name="P74">Сзади стояла Рэйнбоу Дэш с растрёпанной от толчка чёлкой.</text:p>
      <text:p text:style-name="P74"><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4"><text:span text:style-name="T1">–</text:span> Рэйнбоу, успокойся. О чём ты?</text:p>
      <text:p text:style-name="P74">Она глядела сквозь чёлку куда-то мимо меня, отворачивая взгляд. Заднее копыто легонько притоптывало.</text:p>
      <text:p text:style-name="P74"><text:span text:style-name="T1">–</text:span> Ты знаешь, о чём. Должен знать, <text:span text:style-name="T1">–</text:span> отрезала она, ничего не объясняя.</text:p>
      <text:p text:style-name="P74"><text:span text:style-name="T1">–</text:span> Я не понимаю. Честно. Что ты чувствуешь?</text:p>
      <text:p text:style-name="P7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4"/>
      <text:p text:style-name="P87"/>
      <text:h text:style-name="P148" text:outline-level="2">Первый сеанс двойного сна. Рэрити</text:h>
      <text:p text:style-name="P74"/>
      <text:p text:style-name="P74"><text:span text:style-name="T11">&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4"><text:span text:style-name="T23">Сон одновременно смотрели Рэрити, Пинки и РД. Флатти и ЭйДжей не успели подойти вовремя, т.к. жили за городом.</text:span><text:span text:style-name="T11">&gt;</text:span></text:p>
      <text:p text:style-name="P74"/>
      <text:p text:style-name="P74">Когда я вернулся в библиотеку, Твайлайт и Спайк уже соорудили нечто вроде мягкого уголка на втором этаже.</text:p>
      <text:p text:style-name="P74"><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74"><text:span text:style-name="T11">–</text:span> Может, и поместимся. Но, вообще, я во сне верчусь.</text:p>
      <text:p text:style-name="P74"><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74"><text:span text:style-name="T11">–</text:span> Рэ-ри-тиии! - прошептал в восхищении Спайк.</text:p>
      <text:p text:style-name="P74">И было отчего.</text:p>
      <text:p text:style-name="P74">Что-то неуловимо изменилось в той единорожке, которую я видел ещё утром.</text:p>
      <text:p text:style-name="P7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74"><text:span text:style-name="T11">–</text:span> Рэрити, ты выглядишь… Замечательно выглядишь! <text:span text:style-name="T11">–</text:span> растерянно пролепетала Твайлайт.</text:p>
      <text:p text:style-name="P74"><text:span text:style-name="T11">–</text:span> Дааааааа… Замечательно! <text:span text:style-name="T11">–</text:span> наконец-то смог закрыть рот <text:span text:style-name="T1">и втянуть слюни </text:span>Спайк.</text:p>
      <text:p text:style-name="P74"><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74"><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4"/>
      <text:p text:style-name="P74"><text:soft-page-break/><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74">Двух небольших понячьих матраса, сложенных вместе, мне вполне хватило, чтобы растянуться в полный рост и раскинуть руки крестом.</text:p>
      <text:p text:style-name="P7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4"><text:span text:style-name="T11">–</text:span> Я не слишком давлю? - прошептала мне на ухо единорожка.</text:p>
      <text:p text:style-name="P74">Её ресницы щекотали мне щёку и это было чертовски приятно. Ответить я не успел.</text:p>
      <text:p text:style-name="P74"><text:span text:style-name="T11">–</text:span> Готовы? <text:span text:style-name="T11">–</text:span> Спросила Твайлайт.</text:p>
      <text:p text:style-name="P74"><text:span text:style-name="T11">–</text:span> Я готова. <text:span text:style-name="T11">–</text:span> <text:span text:style-name="T1">о</text:span>тозвалась Рэрити.</text:p>
      <text:p text:style-name="P74"><text:span text:style-name="T11">–</text:span> Готов. <text:span text:style-name="T11">–</text:span> <text:span text:style-name="T1">с</text:span>казал я.</text:p>
      <text:p text:style-name="P7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4"/>
      <text:h text:style-name="P148" text:outline-level="2">Сон Макса</text:h>
      <text:p text:style-name="P111"/>
      <text:p text:style-name="P74"><text:span text:style-name="T11">&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4"><text:span text:style-name="T28">–</text:span><text:span text:style-name="T23"> Готова, </text:span><text:span text:style-name="T28">–</text:span><text:span text:style-name="T23"> процедила она.</text:span><text:span text:style-name="T11">&gt;</text:span></text:p>
      <text:p text:style-name="P75">***</text:p>
      <text:p text:style-name="P74"><text:span text:style-name="T11">–</text:span> Вставай, Макс! <text:span text:style-name="T11">–</text:span> Маленькое копыто надавливало мне на грудь, делая энергичные круговые движения.</text:p>
      <text:p text:style-name="P74"><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74"><text:span text:style-name="T11">–</text:span> Мне не понравился цвет твоей мордочки. Ты стал слишком бледный. Я решила прервать твой сон. Как ты себя ...</text:p>
      <text:p text:style-name="P74"><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74"><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74"><text:span text:style-name="T11">–</text:span> Я в порядке. Что-то удалось узнать? <text:span text:style-name="T11">–</text:span> обратился я к Рэрити.</text:p>
      <text:p text:style-name="P74"><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4"><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74"><text:span text:style-name="T11">– </text:span>Да, Макс?</text:p>
      <text:p text:style-name="P74"><text:soft-page-break/><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4">Твайлайт растерялась.</text:p>
      <text:p text:style-name="P74"><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4"><text:span text:style-name="T11">–</text:span> Я помогу-у-у-у! <text:span text:style-name="T11">–</text:span> <text:span text:style-name="T1">з</text:span>апрыгала на месте Пинки.</text:p>
      <text:p text:style-name="P74"><text:span text:style-name="T11">–</text:span> Я помогу! <text:span text:style-name="T11">–</text:span> <text:span text:style-name="T1">н</text:span>еожиданно вызвалась Рэйнбоу Дэш, до этого безучастно наблюдавшая за нами.</text:p>
      <text:p text:style-name="P74"/>
      <text:p text:style-name="P82"/>
      <text:p text:style-name="P74"/>
      <text:p text:style-name="P74"><text:span text:style-name="T11">–</text:span> Я первая предложила! <text:span text:style-name="T11">–</text:span> возмутилась Пинки.</text:p>
      <text:p text:style-name="P74"><text:span text:style-name="T11">–</text:span> Предложила не ты, а Твайлайт. <text:span text:style-name="T11">–</text:span> <text:span text:style-name="T1">п</text:span>арировала Рэйнбоу Дэш.</text:p>
      <text:p text:style-name="P74"><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74"><text:span text:style-name="T11">–</text:span> Лады. <text:span text:style-name="T11">–</text:span> проворчала пегаска. <text:span text:style-name="T11">–</text:span> Приходи завтра на девять к библиотеке. Нет, лучше на десять.</text:p>
      <text:p text:style-name="P74"><text:span text:style-name="T11">–</text:span> Хорошо, Рэйнбоу Дэш. Договорились.</text:p>
      <text:p text:style-name="P74"><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4">Голубая пегаска фыркнула и скрылась в дневном небе.</text:p>
      <text:p text:style-name="P74"/>
      <text:h text:style-name="P148" text:outline-level="2">День с Пинки</text:h>
      <text:p text:style-name="P74"/>
      <text:p text:style-name="P7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4"><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74"><text:span text:style-name="T11">–</text:span> Ффух! Дай отдышаться.</text:p>
      <text:p text:style-name="P74"><text:span text:style-name="T11">–</text:span> Устал? <text:span text:style-name="T11">–</text:span> <text:span text:style-name="T1">у</text:span>частливо спросила Пинки.</text:p>
      <text:p text:style-name="P74"><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74"><text:span text:style-name="T11">–</text:span> Да? Тогда пойдём перекусим.</text:p>
      <text:p text:style-name="P74">Манерный пони-оффициант выслушал наши пожелания и удалился.</text:p>
      <text:p text:style-name="P74"><text:span text:style-name="T11">–</text:span> А какой у тебя был образ жизни?</text:p>
      <text:p text:style-name="P74"><text:span text:style-name="T11">–</text:span> В основном, <text:span text:style-name="T1">э</text:span>сидячий.</text:p>
      <text:p text:style-name="P74"><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4"><text:span text:style-name="T11">–</text:span> А у нас сидячая работа в порядке вещей.</text:p>
      <text:p text:style-name="P74"><text:soft-page-break/><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7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4"/>
      <text:p text:style-name="P74"><text:span text:style-name="T11">&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74"/>
      <text:h text:style-name="P148" text:outline-level="2"/>
      <text:p text:style-name="P111"/>
      <text:p text:style-name="P111"/>
      <text:p text:style-name="P74"><text:span text:style-name="T11">&lt;</text:span><text:span text:style-name="T23">Подходя к замку Принцесс, Дэш рассказывает Максу обо сне, который она утаила - с Леро.</text:span><text:span text:style-name="T11">&gt;</text:span> </text:p>
      <text:p text:style-name="P74"><text:span text:style-name="T11">&lt;</text:span><text:span text:style-name="T23">Кто следующий готов рассказывать?</text:span></text:p>
      <text:p text:style-name="P81">Пинки дёрнулась на месте, но промолчала.</text:p>
      <text:p text:style-name="P74"><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1">&gt;</text:span></text:p>
      <text:p text:style-name="P74"><text:span text:style-name="T11">&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81">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4"><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text:span><text:span text:style-name="T23">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1">&gt;</text:span></text:p>
      <text:p text:style-name="P78"/>
      <text:p text:style-name="P74"><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74"><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74"/>
      <text:h text:style-name="P148" text:outline-level="2"/>
      <text:p text:style-name="P75">***</text:p>
      <text:p text:style-name="P74"><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74"><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74"><text:span text:style-name="T11">–</text:span> Что такое “рекурсивный сон”?</text:p>
      <text:p text:style-name="P74"><text:soft-page-break/><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74"/>
      <text:h text:style-name="P148" text:outline-level="2">Исчезновение Селестии</text:h>
      <text:p text:style-name="P81">Для помощи в открытии коридора в мир Макса, находят в горах Дискорда и упрашивают его помочь.</text:p>
      <text:p text:style-name="P74"><text:span text:style-name="T11">–</text:span> И в твоём мире нет пони-пегасов и пони-единорогов? Есть только земнопони? <text:span text:style-name="T11">–</text:span> допытывалась РД.</text:p>
      <text:p text:style-name="P74"><text:span text:style-name="T11">–</text:span> По большому счёту, земнопони тоже нет. Наши пони и лошади неразумны. И в них нет ни капли магии…</text:p>
      <text:p text:style-name="P74">Мы с <text:span text:style-name="T1">Дэш</text:span> допивали кофе в cкафе <text:span text:style-name="T11">&lt;</text:span><text:span text:style-name="T24">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4"><text:span text:style-name="T11">–</text:span> Ну хорошо, а кто вами правит? Аликорн? Драконикус? Какой-нибудь человек с рогом во лбу? Или у вас нет правителя?</text:p>
      <text:p text:style-name="P74"><text:span text:style-name="T11">–</text:span> Нет, почему? Правитель есть. Только он не постоянный. Его избирают. Раз в несколько лет.</text:p>
      <text:p text:style-name="P74"><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24">изменить причину удивления</text:span><text:span text:style-name="T11">&gt;</text:span></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Сосредоточиться мешал шум. Сначала это была тихая дробь на грани слышимости, но постепенно она переросла в звонкое цоканье.</text:p>
      <text:p text:style-name="P74"><text:span text:style-name="T11">–</text:span> Хм. Узнаю походку Твайлайт. Что-то случилось. <text:span text:style-name="T11">–</text:span> заметила <text:span text:style-name="T1">пегаска</text:span>.</text:p>
      <text:p text:style-name="P74">И впрямь, на запыхавшейся единорожке лица не было.</text:p>
      <text:p text:style-name="P74"><text:span text:style-name="T11">–</text:span> Она исчезла!!! <text:span text:style-name="T11">–</text:span> Твайлайт не могла отдышаться.</text:p>
      <text:p text:style-name="P74"><text:span text:style-name="T11">–</text:span> Кто <text:span text:style-name="T1">—</text:span> она??? <text:span text:style-name="T11">–</text:span> <text:span text:style-name="T1">х</text:span>ором воскликнули мы и переглянулись.</text:p>
      <text:p text:style-name="P74"><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74"><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74"><text:span text:style-name="T11">–</text:span> Никаких поездов. Луна прислала за нами воздушную колесницу. Созывай подруг. Собираемся у меня в 18.00.</text:p>
      <text:p text:style-name="P74">Колесница приземлилась прямо на открытую площадку замка. Не мешкая ни секунды, стража проводила пассажиров в покои принцессы Луны.</text:p>
      <text:p text:style-name="P74"><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74"><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74"><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4">Я покачал головой.</text:p>
      <text:p text:style-name="P74"><text:soft-page-break/><text:span text:style-name="T11">–</text:span> Не могу ничем помочь. Я знаю не больше твоего.</text:p>
      <text:p text:style-name="P74">Луна как будто ожидала такой ответ.</text:p>
      <text:p text:style-name="P74"><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74"><text:span text:style-name="T11">–</text:span> Приложу все усилия, Ваше Высочество. Но мне понадобится провести некоторое время в библиотеке Кантерлота.</text:p>
      <text:p text:style-name="P74"><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4"/>
      <text:h text:style-name="P148" text:outline-level="2">Поиск решения</text:h>
      <text:p text:style-name="P111"/>
      <text:p text:style-name="P74"><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4">В этот момент в воздухе прозвучал хлопок, и у меня перед носом возник небольшой свиток, исписанный каллиграфическим почерком.</text:p>
      <text:p text:style-name="P74">Свиток плавно опустился мне в руки.</text:p>
      <text:p text:style-name="P7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5">***</text:p>
      <text:p text:style-name="P7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lt;<text:span text:style-name="T24">Луна приносит в жертву свою кровь, чтобы путешествие к замку прошло без потерь. Жертва не принимается — Дэш погибает</text:span>&gt;</text:p>
      <text:p text:style-name="P74"><text:span text:style-name="T11">&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78"/>
      <text:p text:style-name="P74"><text:span text:style-name="T11">&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1">&gt;</text:span></text:p>
      <text:p text:style-name="P74"/>
      <text:h text:style-name="P148" text:outline-level="2">Поход к замку Принцес-2</text:h>
      <text:p text:style-name="P74"/>
      <text:p text:style-name="P7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На металлическом боку остова были отчётливо видны четыре вмятины <text:span text:style-name="T11">—</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text:soft-page-break/>”...eing” <text:span text:style-name="T11">—</text:span> виднелось под листвой плюща.</text:p>
      <text:p text:style-name="P74">“Откуда здесь взялся рухнувший Боинг?” <text:span text:style-name="T11">&lt;</text:span><text:span text:style-name="T24">Дуглас </text:span><text:span text:style-name="T28">—</text:span><text:span text:style-name="T24"> </text:span><text:span text:style-name="T28">DC-3</text:span><text:span text:style-name="T11">&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pan text:style-name="T11">&lt;</text:span><text:span text:style-name="T23">высоко летать нельзя из-за молний</text:span><text:span text:style-name="T11">&gt;</text:span></text:p>
      <text:p text:style-name="P78"/>
      <text:p text:style-name="P7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pan text:style-name="T1">–</text:span> Кто <text:span text:style-name="T11">—</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oft-page-break/><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23">двухмесячной</text:span><text:span text:style-name="T11">&gt;</text:span> давности осталось лишь направление движения.</text:p>
      <text:p text:style-name="P74">И опять, как <text:span text:style-name="T11">&lt;</text:span><text:span text:style-name="T23">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74">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text:soft-page-break/>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pan text:style-name="T11">&lt;</text:span><text:span text:style-name="T23">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oft-page-break/><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Поток заканчивался окном неправильной формы. Через окно по мере приближения стали видны огни большого города.</text:p>
      <text:p text:style-name="P74">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23">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11">&lt;</text:span><text:span text:style-name="T23">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74"/>
      <text:h text:style-name="P148" text:outline-level="2">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11">&lt;</text:span><text:span text:style-name="T23">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48"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text:soft-page-break/>Административная консоль приветственно мигнула зелёным шрифтом.</text:p>
      <text:p text:style-name="P74"><text:span text:style-name="T11">&gt;</text:span>\Привет, Нексус. Это Макс.</text:p>
      <text:p text:style-name="P74"><text:span text:style-name="T11">&lt;\</text:span>Привет, Макс. Рад тебя видеть.</text:p>
      <text:p text:style-name="P79">Хм. Блок эмоций? Или просто модификация стандартного приветствия?</text:p>
      <text:p text:style-name="P74"><text:span text:style-name="T11">&gt;\</text:span>Нексус, отключи память событий за последнюю неделю.</text:p>
      <text:p text:style-name="P74"><text:span text:style-name="T11">&lt;\</text:span>Выполнено, Макс.</text:p>
      <text:p text:style-name="P74"><text:span text:style-name="T11">&gt;</text:span>\Задача по корпоративной логике. Выдай наиболее оптимальное решение.</text:p>
      <text:p text:style-name="P74"><text:span text:style-name="T11">&lt;\</text:span>Жду с нетерпением, Макс.</text:p>
      <text:p text:style-name="P74"><text:span text:style-name="T11">&gt;\</text:span>Постановка задачи.</text:p>
      <text:p text:style-name="P74"><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11">&gt;\</text:span>Ограничения.</text:p>
      <text:p text:style-name="P74"><text:span text:style-name="T11">&gt;\</text:span>Ты не можешь подать в суд на компанию Б и ждать результатов, так как за время разбирательства компания А обанкротится.</text:p>
      <text:p text:style-name="P74"><text:span text:style-name="T11">&gt;\</text:span>Задание.</text:p>
      <text:p text:style-name="P74"><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11">&lt;\</text:span>Задача принята...</text:p>
      <text:p text:style-name="P74"><text:span text:style-name="T11">&lt;\</text:span>...</text:p>
      <text:p text:style-name="P74"><text:span text:style-name="T11">&lt;\</text:span>...</text:p>
      <text:p text:style-name="P74"><text:span text:style-name="T11">&lt;\</text:span>Решение:</text:p>
      <text:p text:style-name="P74"><text:span text:style-name="T11">&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4">–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 Через пару минут мы встретились в коридоре у стенда с достижениями корпорации.</text:p>
      <text:p text:style-name="P74">– Ты точно уверен, что Селестия где-то здесь?</text:p>
      <text:p text:style-name="P7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text:soft-page-break/>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 О!</text:p>
      <text:p text:style-name="P74">– Ты что-то чувствуешь?</text:p>
      <text:p text:style-name="P74">–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11">&lt;</text:span><text:span text:style-name="T23">трёх</text:span><text:span text:style-name="T11">&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Щека у него дёрнулась. Я проследил за его взглядом и обнаружил в углу серверную стойку, сбоку которой на крючке висела дамская сумочка.</text:p>
      <text:p text:style-name="P74">–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text:soft-page-break/>–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4">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
      <text:p text:style-name="P74"><text:span text:style-name="T11">&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48" text:outline-level="2">Безнадёжность</text:h>
      <text:p text:style-name="P78">&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11">&lt;</text:span><text:span text:style-name="T23">подать фонарь под другим сосусом</text:span><text:span text:style-name="T11">&gt;</text:span> </text:p>
      <text:p text:style-name="P74"><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74">–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 Он х-хотел тебя ут-топить. – Жанна схватила отломанную руку снеговика и закинула её в полынью.</text:p>
      <text:p text:style-name="P74">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74"><text:soft-page-break/>Так вот, что я тебе скажу — это всё не так! Это не совпадения! Не бывает таких совпадений. Тебя кто-то или что-то хочет убить.</text:p>
      <text:p text:style-name="P74">– Жанна, но снеговик… Это смешно! Убить снеговиком — это самый нелепый способ убийства, о котором можно себе представить!</text:p>
      <text:p text:style-name="P74">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48" text:outline-level="2">След?</text:h>
      <text:p text:style-name="P111"/>
      <text:p text:style-name="P74"><text:span text:style-name="T11">&lt;</text:span><text:span text:style-name="T23">сначала эпизод - проверка сумки в серверной</text:span><text:span text:style-name="T11">&gt;</text:span></text:p>
      <text:p text:style-name="P74"><text:span text:style-name="T11">&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 Да? – Она захлопнула книгу <text:span text:style-name="T11">&lt;</text:span><text:span text:style-name="T23">“Последний Единорог” Питера Бигла</text:span><text:span text:style-name="T11">&gt;</text:span> и повернулась ко мне.</text:p>
      <text:p text:style-name="P74">–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text:soft-page-break/>– Чёрная. С заклёпками. – Я всматривался в Анджелу, но рассмотреть в чёрненькой фигуристой девушке Селестию у меня плохо получалось.</text:p>
      <text:p text:style-name="P74">– Что ты на меня так смотришь? У меня там вымазано? – Анджела попыталась, изогнувшись, заглянуть себе за плечо.</text:p>
      <text:p text:style-name="P74">–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78"/>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
      <text:p text:style-name="P74"><text:span text:style-name="T11">&lt;</text:span><text:span text:style-name="T23">Расширить сцену в кафе. Ожидание, подьём и… падение ожиданий</text:span><text:span text:style-name="T11">&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 Ещё как похоже! Я с Биг Маком так всегда здороваюсь, когда он, перебрав маленько сидра, заявляется под утро со следами помады на шее.</text:p>
      <text:p text:style-name="P74">–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Эпплджек выхватила листок и начала править текст.</text:p>
      <text:p text:style-name="P74">– Так… Так… И вот так! Теперь порядок! – Эпплджек вернула листок Флаттершай.</text:p>
      <text:p text:style-name="P7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74">–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 “...хорошо, что рядом была Эпплджек и спасла его...”. – Так годится?</text:p>
      <text:p text:style-name="P74">– Пожалуй, да.</text:p>
      <text:p text:style-name="P7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text:soft-page-break/>– Да-да, я мигом! – <text:span text:style-name="T1">д</text:span>евушка схватила листок бумаги и помчалась к ноутбуку.</text:p>
      <text:p text:style-name="P74"/>
      <text:h text:style-name="P148" text:outline-level="2">Озарение</text:h>
      <text:p text:style-name="P74"/>
      <text:p text:style-name="P74"><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11">– </text:span>Ну хорошо. Убедила. В конце-концов, можем поступить так. Вы с Флатти вернётесь обратно а я продолжу поиски здесь.</text:p>
      <text:p text:style-name="P93"><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11">– </text:span>Вы можете связываться со мной раз в месяц по коридору.</text:p>
      <text:p text:style-name="P93"><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1">– </text:span>Конечно оставаться. Кто ещё, кроме нас, может найти её?</text:p>
      <text:p text:style-name="P93"><text:span text:style-name="T11">– </text:span>Я думал, ты не сможешь оставить Энджела и всех остальных надолго.</text:p>
      <text:p text:style-name="P93"><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11">– </text:span>Извини, Флаттершай, забылся.</text:p>
      <text:p text:style-name="P98"><text:span text:style-name="T11">– </text:span>Та ладно, я ж не против, – возразила Эпплджек. – Не парься, Флатти. Было б хуже, если б он <text:s/>назвал меня Эпплджек на людях.</text:p>
      <text:p text:style-name="P98"><text:span text:style-name="T11">– </text:span>Ты так... – запнулась Флаттершай. – Так быстро забыла свою ферму. И...</text:p>
      <text:p text:style-name="P98"><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11">– </text:span>Как ты можешь так говорить? – расплакалась Флаттершай.</text:p>
      <text:p text:style-name="P98"><text:span text:style-name="T11">– </text:span>Эй, девушки, не ссорьтесь! Мы — одна команда! И надеюсь, останемся ею и в дальнейшем. </text:p>
      <text:list xml:id="list7974424091551995723"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11">– </text:span>А если нет? – Эпплджек смотрела мне мне прямо в глаза.</text:p>
      <text:list xml:id="list30516807" text:continue-numbering="true" text:style-name="L5">
        <text:list-header>
          <text:p text:style-name="P161">Я молча пожал плечами. Эпплджек уверенно продолжила.</text:p>
        </text:list-header>
      </text:list>
      <text:p text:style-name="P98"><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11">– </text:span>Спасибо, ЭйДжей.</text:p>
      <text:p text:style-name="P98"><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0512076" text:continue-numbering="true" text:style-name="L5">
        <text:list-header>
          <text:p text:style-name="P161">Флаттершай пробормотала нечто, показавшееся мне знакомым.</text:p>
        </text:list-header>
      </text:list>
      <text:p text:style-name="P98"><text:span text:style-name="T11">– </text:span>Флатти, ты что-то сказала? Я не расслышал.</text:p>
      <text:p text:style-name="P98"><text:span text:style-name="T11">– </text:span>Намерение Изменяет Реальность.</text:p>
      <text:p text:style-name="P98"><text:span text:style-name="T11">– </text:span>Эээ. А где ты слышала эту фразу, если не секрет?</text:p>
      <text:p text:style-name="P98"><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0510389"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11">– </text:span>Флатти, ЭйДжей, буду через час. Ждите!</text:p>
      <text:p text:style-name="P93"/>
      <text:h text:style-name="P149" text:outline-level="2"><text:soft-page-break/>Почти.</text:h>
      <text:p text:style-name="P112"/>
      <text:p text:style-name="P98">В офисе меня встретил лыбящийся Стас.</text:p>
      <text:p text:style-name="P9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11">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49" text:outline-level="2">Дискорд</text:h>
      <text:p text:style-name="P111"/>
      <text:p text:style-name="P112">Девушки поспешно собирались, пока я растолковывал им задачу.</text:p>
      <text:p text:style-name="P112"><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11">– </text:span>Это тот твой приятель, который разбился с полгода назад? – спросила Эпплджек.</text:p>
      <text:p text:style-name="P112"><text:span text:style-name="T11">– </text:span>Да, это он.</text:p>
      <text:p text:style-name="P112"><text:span text:style-name="T11">– </text:span>А как мы попадём в его квартиру? Там сейчас кто-то живёт? – Флаттершай прыгала на одной ноге, натягивая кед.</text:p>
      <text:p text:style-name="P112"><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text:span><text:span text:style-name="T23">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11">– </text:span>Макс, что случилось? У нас проблемы?</text:p>
      <text:p text:style-name="P113"><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11">– </text:span>Нет нужды. Лучше станьте-ка сзади меня так, чтобы заслонить от этих бабулек и от вооон той камеры наблюдения.</text:p>
      <text:list xml:id="list8970103834588135784"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5"><text:span text:style-name="T11">–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5"><text:span text:style-name="T11">– </text:span>Макс, тут окно разбито! И верёвка какая-то висит. – крикнула Флаттершай из кухни.</text:p>
      <text:p text:style-name="P135"><text:soft-page-break/><text:span text:style-name="T11">–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11">–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11">– </text:span>Оп-па! – пробормотала Эпплджек. – Нежданчик!</text:p>
      <text:p text:style-name="P135"><text:span text:style-name="T11">– </text:span>Ты, я вижу, времени не терял, – моя рука под прикрытием стола медленно тянулась к тяжёлой фарфоровой кружке, стоящей на краю.</text:p>
      <text:p text:style-name="P114"><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11">– </text:span>А почему ты вообще решил искать нас тут? – спросила Эпплджек. – Приехал бы домой. Мы б тебя чаем напоили.</text:p>
      <text:p text:style-name="P114"><text:span text:style-name="T11">–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4"><text:span text:style-name="T11">– </text:span>С кем это вы тут разговариваете?</text:p>
      <text:list xml:id="list4774026963407408665"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8" text:outline-level="2">Селестия</text:h>
      <text:p text:style-name="P135"/>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text:soft-page-break/>&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4">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7">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7">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7">(предполагалось, что он уволился, но, чтобы оставить ему путь к отступлению, назвали увольнение творческим отпуском)</text:span><text:span text:style-name="T11">&gt;</text:span></text:p>
      <text:p text:style-name="P128">– И что? – продолжила его мысль Эпплджек.</text:p>
      <text:p text:style-name="P128">–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24"/>
      <text:h text:style-name="P148"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1">–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8"/>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text:soft-page-break/>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20">–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11">&lt;</text:span>упомянуть в эпизоде на Терре, что МЛП-сериал закрылся год назад<text:span text:style-name="T11">&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11">&lt;</text:span><text:span text:style-name="T28">чёрт</text:span><text:span text:style-name="T11">&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53">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oft-page-break/><text:span text:style-name="T11">–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11">–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text:soft-page-break/></text:p>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3">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Я покачал головой.</text:p>
      <text:p text:style-name="P98"><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8">–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3113235573063944774" text:style-name="L8">
        <text:list-header>
          <text:p text:style-name="P163">(<text:span text:style-name="T30">Луна — как повелительница снов, слышала разговор Макса с Анакорном</text:span>)</text:p>
          <text:p text:style-name="P164"/>
        </text:list-header>
      </text:list>
      <text:p text:style-name="P125">***</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6">-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oft-page-break/><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8" text:outline-level="2">Земля</text:h>
      <text:p text:style-name="P96">Музыкальная тема из бегущего по лезвию бритвы — <text:span text:style-name="T11">Mission impossible</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76"/>
      <text:p text:style-name="P74"><text:span text:style-name="T1">–</text:span> Запрыгивай <text:span text:style-name="T1">–</text:span> разгневанно фыркнула она и ткнулась в меня боком.</text:p>
      <text:p text:style-name="P7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24">Живая лошадь — не кошка, ухаживать за ней сложнее</text:span><text:span text:style-name="T11">&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11">–</text:span> Держись! <text:span text:style-name="T11">–</text:span> <text:span text:style-name="T1">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11">&lt;</text:span><text:span text:style-name="T23">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3T10:33:30.75</dc:date>
    <meta:editing-duration>P92DT6H26M24S</meta:editing-duration>
    <meta:editing-cycles>5620</meta:editing-cycles>
    <meta:generator>OpenOffice/4.1.1$Win32 OpenOffice.org_project/411m6$Build-9775</meta:generator>
    <dc:creator>макс </dc:creator>
    <meta:document-statistic meta:table-count="0" meta:image-count="0" meta:object-count="0" meta:page-count="180" meta:paragraph-count="3731" meta:word-count="85985" meta:character-count="548221"/>
  </office:meta>
</office:document-meta>
</file>